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b0a75" officeooo:paragraph-rsid="001b0a75"/>
    </style:style>
    <style:style style:name="P2" style:family="paragraph" style:parent-style-name="Standard">
      <style:text-properties officeooo:rsid="001b0a75" officeooo:paragraph-rsid="001b0a75"/>
    </style:style>
    <style:style style:name="P3" style:family="paragraph" style:parent-style-name="Standard">
      <style:text-properties officeooo:rsid="001b9bd4" officeooo:paragraph-rsid="001b9bd4"/>
    </style:style>
    <style:style style:name="T1" style:family="text">
      <style:text-properties officeooo:rsid="001b9bd4"/>
    </style:style>
    <style:style style:name="T2" style:family="text">
      <style:text-properties officeooo:rsid="001d0d07"/>
    </style:style>
    <style:style style:name="T3" style:family="text">
      <style:text-properties officeooo:rsid="001d0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e programment ne veut pas compiler et les mots clef<text:span text:style-name="T2">s</text:span> ne ce colorient pas: </text:p>
      <text:p text:style-name="P2"><text:span text:style-name="T1">→</text:span> Le nom de votre fichier est obligatoirement nom_de_votre_classe.java sinon ça ne marche pas <text:s/>(ou «nom_de_votre_classe» est le nom de votre classe). </text:p>
      <text:p text:style-name="P2"/>
      <text:p text:style-name="P3">2) J’ai écrit correctement «Ecran.afficher» mais le log me répond quand même «can not find symbol»</text:p>
      <text:p text:style-name="P3">→ Est-tu allé chercher écran ecran.class et clavier.class sur moodle (St-programmation puis outils) et les as tu placé dans <text:span text:style-name="T3">le même</text:span> dossier <text:span text:style-name="T3">que le fichier .java sur lequel tu travaille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LIN Serge</meta:initial-creator>
    <meta:editing-cycles>7</meta:editing-cycles>
    <meta:creation-date>2017-09-20T06:17:00</meta:creation-date>
    <dc:date>2017-09-20T09:21:09.480000000</dc:date>
    <meta:editing-duration>PT39M13S</meta:editing-duration>
    <meta:generator>LibreOffice/5.2.7.2$Windows_x86 LibreOffice_project/2b7f1e640c46ceb28adf43ee075a6e8b8439ed10</meta:generator>
    <meta:document-statistic meta:table-count="0" meta:image-count="0" meta:object-count="0" meta:page-count="1" meta:paragraph-count="4" meta:word-count="83" meta:character-count="511" meta:non-whitespace-character-count="42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